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6646in"/>
    </style:style>
    <style:style style:name="co6" style:family="table-column">
      <style:table-column-properties fo:break-before="auto" style:column-width="0.3457in"/>
    </style:style>
    <style:style style:name="co7" style:family="table-column">
      <style:table-column-properties fo:break-before="auto" style:column-width="0.64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_file" table:style-name="ta1">
        <table:shapes>
          <draw:frame draw:z-index="0" draw:style-name="gr1" draw:text-style-name="P1" svg:width="5.0197in" svg:height="2.8236in" svg:x="9.5079in" svg:y="1.9555in">
            <draw:object draw:notify-on-update-of-ranges="output_file.S3:output_file.S3 output_file.S4:output_file.S9 output_file.T3:output_file.T3 output_file.T4:output_file.T9 output_file.U3:output_file.U3 output_file.U4:output_file.U9 output_file.V3:output_file.V3 output_file.V4:output_file.V9 output_file.W3:output_file.W3 output_file.W4:output_file.W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wb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4220" calcext:value-type="float">
            <text:p>4220</text:p>
          </table:table-cell>
          <table:table-cell office:value-type="float" office:value="667087" calcext:value-type="float">
            <text:p>667087</text:p>
          </table:table-cell>
          <table:table-cell table:formula="of:=([.D1]/([.D1]+[.E1]))*100" office:value-type="float" office:value="0.628624459449998" calcext:value-type="float">
            <text:p>0.628624459449998</text:p>
          </table:table-cell>
          <table:table-cell office:value-type="float" office:value="491326" calcext:value-type="float">
            <text:p>491326</text:p>
          </table:table-cell>
          <table:table-cell office:value-type="float" office:value="179981" calcext:value-type="float">
            <text:p>179981</text:p>
          </table:table-cell>
          <table:table-cell office:value-type="float" office:value="671307" calcext:value-type="float">
            <text:p>671307</text:p>
          </table:table-cell>
          <table:table-cell office:value-type="float" office:value="4220" calcext:value-type="float">
            <text:p>4220</text:p>
          </table:table-cell>
          <table:table-cell office:value-type="float" office:value="622" calcext:value-type="float">
            <text:p>622</text:p>
          </table:table-cell>
          <table:table-cell office:value-type="float" office:value="982652" calcext:value-type="float">
            <text:p>982652</text:p>
          </table:table-cell>
          <table:table-cell office:value-type="float" office:value="719924" calcext:value-type="float">
            <text:p>719924</text:p>
          </table:table-cell>
          <table:table-cell office:value-type="float" office:value="1702576" calcext:value-type="float">
            <text:p>1702576</text:p>
          </table:table-cell>
          <table:table-cell office:value-type="float" office:value="33760" calcext:value-type="float">
            <text:p>33760</text:p>
          </table:table-cell>
          <table:table-cell office:value-type="float" office:value="9952" calcext:value-type="float">
            <text:p>9952</text:p>
          </table:table-cell>
          <table:table-cell office:value-type="float" office:value="43712" calcext:value-type="float">
            <text:p>437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919" calcext:value-type="float">
            <text:p>1919</text:p>
          </table:table-cell>
          <table:table-cell office:value-type="float" office:value="669388" calcext:value-type="float">
            <text:p>669388</text:p>
          </table:table-cell>
          <table:table-cell table:formula="of:=([.D2]/([.D2]+[.E2]))*100" office:value-type="float" office:value="0.285860269593494" calcext:value-type="float">
            <text:p>0.285860269593494</text:p>
          </table:table-cell>
          <table:table-cell office:value-type="float" office:value="491326" calcext:value-type="float">
            <text:p>491326</text:p>
          </table:table-cell>
          <table:table-cell office:value-type="float" office:value="179981" calcext:value-type="float">
            <text:p>179981</text:p>
          </table:table-cell>
          <table:table-cell office:value-type="float" office:value="671307" calcext:value-type="float">
            <text:p>671307</text:p>
          </table:table-cell>
          <table:table-cell office:value-type="float" office:value="1919" calcext:value-type="float">
            <text:p>1919</text:p>
          </table:table-cell>
          <table:table-cell office:value-type="float" office:value="317" calcext:value-type="float">
            <text:p>317</text:p>
          </table:table-cell>
          <table:table-cell office:value-type="float" office:value="982652" calcext:value-type="float">
            <text:p>982652</text:p>
          </table:table-cell>
          <table:table-cell office:value-type="float" office:value="719924" calcext:value-type="float">
            <text:p>719924</text:p>
          </table:table-cell>
          <table:table-cell office:value-type="float" office:value="1702576" calcext:value-type="float">
            <text:p>1702576</text:p>
          </table:table-cell>
          <table:table-cell office:value-type="float" office:value="15352" calcext:value-type="float">
            <text:p>15352</text:p>
          </table:table-cell>
          <table:table-cell office:value-type="float" office:value="5072" calcext:value-type="float">
            <text:p>5072</text:p>
          </table:table-cell>
          <table:table-cell office:value-type="float" office:value="20424" calcext:value-type="float">
            <text:p>204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938" calcext:value-type="float">
            <text:p>938</text:p>
          </table:table-cell>
          <table:table-cell office:value-type="float" office:value="670369" calcext:value-type="float">
            <text:p>670369</text:p>
          </table:table-cell>
          <table:table-cell table:formula="of:=([.D3]/([.D3]+[.E3]))*100" office:value-type="float" office:value="0.139727427242677" calcext:value-type="float">
            <text:p>0.139727427242677</text:p>
          </table:table-cell>
          <table:table-cell office:value-type="float" office:value="491326" calcext:value-type="float">
            <text:p>491326</text:p>
          </table:table-cell>
          <table:table-cell office:value-type="float" office:value="179981" calcext:value-type="float">
            <text:p>179981</text:p>
          </table:table-cell>
          <table:table-cell office:value-type="float" office:value="671307" calcext:value-type="float">
            <text:p>671307</text:p>
          </table:table-cell>
          <table:table-cell office:value-type="float" office:value="938" calcext:value-type="float">
            <text:p>938</text:p>
          </table:table-cell>
          <table:table-cell office:value-type="float" office:value="214" calcext:value-type="float">
            <text:p>214</text:p>
          </table:table-cell>
          <table:table-cell office:value-type="float" office:value="982652" calcext:value-type="float">
            <text:p>982652</text:p>
          </table:table-cell>
          <table:table-cell office:value-type="float" office:value="719924" calcext:value-type="float">
            <text:p>719924</text:p>
          </table:table-cell>
          <table:table-cell office:value-type="float" office:value="1702576" calcext:value-type="float">
            <text:p>1702576</text:p>
          </table:table-cell>
          <table:table-cell office:value-type="float" office:value="7504" calcext:value-type="float">
            <text:p>7504</text:p>
          </table:table-cell>
          <table:table-cell office:value-type="float" office:value="3424" calcext:value-type="float">
            <text:p>3424</text:p>
          </table:table-cell>
          <table:table-cell office:value-type="float" office:value="10928" calcext:value-type="float">
            <text:p>10928</text:p>
          </table:table-cell>
          <table:table-cell table:number-columns-repeated="2"/>
          <table:table-cell office:value-type="string" calcext:value-type="string">
            <text:p>512 Cache</text:p>
          </table:table-cell>
          <table:table-cell office:value-type="string" calcext:value-type="string">
            <text:p>1024 Cache</text:p>
          </table:table-cell>
          <table:table-cell office:value-type="string" calcext:value-type="string">
            <text:p>2048 Cache</text:p>
          </table:table-cell>
          <table:table-cell office:value-type="string" calcext:value-type="string">
            <text:p>4096 Cache</text:p>
          </table:table-cell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810" calcext:value-type="float">
            <text:p>810</text:p>
          </table:table-cell>
          <table:table-cell office:value-type="float" office:value="670497" calcext:value-type="float">
            <text:p>670497</text:p>
          </table:table-cell>
          <table:table-cell table:formula="of:=([.D4]/([.D4]+[.E4]))*100" office:value-type="float" office:value="0.120660145060308" calcext:value-type="float">
            <text:p>0.120660145060308</text:p>
          </table:table-cell>
          <table:table-cell office:value-type="float" office:value="491326" calcext:value-type="float">
            <text:p>491326</text:p>
          </table:table-cell>
          <table:table-cell office:value-type="float" office:value="179981" calcext:value-type="float">
            <text:p>179981</text:p>
          </table:table-cell>
          <table:table-cell office:value-type="float" office:value="671307" calcext:value-type="float">
            <text:p>671307</text:p>
          </table:table-cell>
          <table:table-cell office:value-type="float" office:value="810" calcext:value-type="float">
            <text:p>810</text:p>
          </table:table-cell>
          <table:table-cell office:value-type="float" office:value="278" calcext:value-type="float">
            <text:p>278</text:p>
          </table:table-cell>
          <table:table-cell office:value-type="float" office:value="982652" calcext:value-type="float">
            <text:p>982652</text:p>
          </table:table-cell>
          <table:table-cell office:value-type="float" office:value="719924" calcext:value-type="float">
            <text:p>719924</text:p>
          </table:table-cell>
          <table:table-cell office:value-type="float" office:value="1702576" calcext:value-type="float">
            <text:p>1702576</text:p>
          </table:table-cell>
          <table:table-cell office:value-type="float" office:value="6480" calcext:value-type="float">
            <text:p>6480</text:p>
          </table:table-cell>
          <table:table-cell office:value-type="float" office:value="4448" calcext:value-type="float">
            <text:p>4448</text:p>
          </table:table-cell>
          <table:table-cell office:value-type="float" office:value="10928" calcext:value-type="float">
            <text:p>10928</text:p>
          </table:table-cell>
          <table:table-cell/>
          <table:table-cell office:value-type="float" office:value="512" calcext:value-type="float">
            <text:p>512</text:p>
          </table:table-cell>
          <table:table-cell table:style-name="ce1" office:value-type="float" office:value="0.6286244594" calcext:value-type="float">
            <text:p>0.6286244594</text:p>
          </table:table-cell>
          <table:table-cell table:style-name="ce1" office:value-type="float" office:value="0.3651086612" calcext:value-type="float">
            <text:p>0.3651086612</text:p>
          </table:table-cell>
          <table:table-cell table:style-name="ce1" office:value-type="float" office:value="0.2608344617" calcext:value-type="float">
            <text:p>0.2608344617</text:p>
          </table:table-cell>
          <table:table-cell table:style-name="ce1" office:value-type="float" office:value="0.2566634938" calcext:value-type="float">
            <text:p>0.2566634938</text:p>
          </table:table-cell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675" calcext:value-type="float">
            <text:p>675</text:p>
          </table:table-cell>
          <table:table-cell office:value-type="float" office:value="670632" calcext:value-type="float">
            <text:p>670632</text:p>
          </table:table-cell>
          <table:table-cell table:formula="of:=([.D5]/([.D5]+[.E5]))*100" office:value-type="float" office:value="0.10055012088359" calcext:value-type="float">
            <text:p>0.10055012088359</text:p>
          </table:table-cell>
          <table:table-cell office:value-type="float" office:value="491326" calcext:value-type="float">
            <text:p>491326</text:p>
          </table:table-cell>
          <table:table-cell office:value-type="float" office:value="179981" calcext:value-type="float">
            <text:p>179981</text:p>
          </table:table-cell>
          <table:table-cell office:value-type="float" office:value="671307" calcext:value-type="float">
            <text:p>671307</text:p>
          </table:table-cell>
          <table:table-cell office:value-type="float" office:value="675" calcext:value-type="float">
            <text:p>675</text:p>
          </table:table-cell>
          <table:table-cell office:value-type="float" office:value="247" calcext:value-type="float">
            <text:p>247</text:p>
          </table:table-cell>
          <table:table-cell office:value-type="float" office:value="982652" calcext:value-type="float">
            <text:p>982652</text:p>
          </table:table-cell>
          <table:table-cell office:value-type="float" office:value="719924" calcext:value-type="float">
            <text:p>719924</text:p>
          </table:table-cell>
          <table:table-cell office:value-type="float" office:value="1702576" calcext:value-type="float">
            <text:p>1702576</text:p>
          </table:table-cell>
          <table:table-cell office:value-type="float" office:value="5400" calcext:value-type="float">
            <text:p>5400</text:p>
          </table:table-cell>
          <table:table-cell office:value-type="float" office:value="3952" calcext:value-type="float">
            <text:p>3952</text:p>
          </table:table-cell>
          <table:table-cell office:value-type="float" office:value="9352" calcext:value-type="float">
            <text:p>9352</text:p>
          </table:table-cell>
          <table:table-cell/>
          <table:table-cell office:value-type="float" office:value="1024" calcext:value-type="float">
            <text:p>1024</text:p>
          </table:table-cell>
          <table:table-cell table:style-name="ce1" office:value-type="float" office:value="0.2858602696" calcext:value-type="float">
            <text:p>0.2858602696</text:p>
          </table:table-cell>
          <table:table-cell table:style-name="ce1" office:value-type="float" office:value="0.164604272" calcext:value-type="float">
            <text:p>0.164604272</text:p>
          </table:table-cell>
          <table:table-cell table:style-name="ce1" office:value-type="float" office:value="0.1589436726" calcext:value-type="float">
            <text:p>0.1589436726</text:p>
          </table:table-cell>
          <table:table-cell table:style-name="ce1" office:value-type="float" office:value="0.1483672895" calcext:value-type="float">
            <text:p>0.1483672895</text:p>
          </table:table-cell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533" calcext:value-type="float">
            <text:p>533</text:p>
          </table:table-cell>
          <table:table-cell office:value-type="float" office:value="670774" calcext:value-type="float">
            <text:p>670774</text:p>
          </table:table-cell>
          <table:table-cell table:formula="of:=([.D6]/([.D6]+[.E6]))*100" office:value-type="float" office:value="0.0793973547125235" calcext:value-type="float">
            <text:p>0.079397354712524</text:p>
          </table:table-cell>
          <table:table-cell office:value-type="float" office:value="491326" calcext:value-type="float">
            <text:p>491326</text:p>
          </table:table-cell>
          <table:table-cell office:value-type="float" office:value="179981" calcext:value-type="float">
            <text:p>179981</text:p>
          </table:table-cell>
          <table:table-cell office:value-type="float" office:value="671307" calcext:value-type="float">
            <text:p>671307</text:p>
          </table:table-cell>
          <table:table-cell office:value-type="float" office:value="533" calcext:value-type="float">
            <text:p>533</text:p>
          </table:table-cell>
          <table:table-cell office:value-type="float" office:value="141" calcext:value-type="float">
            <text:p>141</text:p>
          </table:table-cell>
          <table:table-cell office:value-type="float" office:value="982652" calcext:value-type="float">
            <text:p>982652</text:p>
          </table:table-cell>
          <table:table-cell office:value-type="float" office:value="719924" calcext:value-type="float">
            <text:p>719924</text:p>
          </table:table-cell>
          <table:table-cell office:value-type="float" office:value="1702576" calcext:value-type="float">
            <text:p>1702576</text:p>
          </table:table-cell>
          <table:table-cell office:value-type="float" office:value="4264" calcext:value-type="float">
            <text:p>4264</text:p>
          </table:table-cell>
          <table:table-cell office:value-type="float" office:value="2256" calcext:value-type="float">
            <text:p>2256</text:p>
          </table:table-cell>
          <table:table-cell office:value-type="float" office:value="6520" calcext:value-type="float">
            <text:p>6520</text:p>
          </table:table-cell>
          <table:table-cell/>
          <table:table-cell office:value-type="float" office:value="2048" calcext:value-type="float">
            <text:p>2048</text:p>
          </table:table-cell>
          <table:table-cell table:style-name="ce1" office:value-type="float" office:value="0.1397274272" calcext:value-type="float">
            <text:p>0.1397274272</text:p>
          </table:table-cell>
          <table:table-cell table:style-name="ce1" office:value-type="float" office:value="0.1315344544" calcext:value-type="float">
            <text:p>0.1315344544</text:p>
          </table:table-cell>
          <table:table-cell table:style-name="ce1" office:value-type="float" office:value="0.1214049608" calcext:value-type="float">
            <text:p>0.1214049608</text:p>
          </table:table-cell>
          <table:table-cell table:style-name="ce1" office:value-type="float" office:value="0.1094879094" calcext:value-type="float">
            <text:p>0.1094879094</text:p>
          </table:table-cell>
        </table:table-row>
        <table:table-row table:style-name="ro1">
          <table:table-cell table:number-columns-repeated="18"/>
          <table:table-cell office:value-type="float" office:value="4096" calcext:value-type="float">
            <text:p>4096</text:p>
          </table:table-cell>
          <table:table-cell table:style-name="ce1" office:value-type="float" office:value="0.1206601451" calcext:value-type="float">
            <text:p>0.1206601451</text:p>
          </table:table-cell>
          <table:table-cell table:style-name="ce1" office:value-type="float" office:value="0.10904102" calcext:value-type="float">
            <text:p>0.10904102</text:p>
          </table:table-cell>
          <table:table-cell table:style-name="ce1" office:value-type="float" office:value="0.08476002783" calcext:value-type="float">
            <text:p>0.08476002783</text:p>
          </table:table-cell>
          <table:table-cell table:style-name="ce1" office:value-type="float" office:value="0.0449868689" calcext:value-type="float">
            <text:p>0.0449868689</text:p>
          </table:table-cell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2451" calcext:value-type="float">
            <text:p>2451</text:p>
          </table:table-cell>
          <table:table-cell office:value-type="float" office:value="668856" calcext:value-type="float">
            <text:p>668856</text:p>
          </table:table-cell>
          <table:table-cell table:formula="of:=([.D8]/([.D8]+[.E8]))*100" office:value-type="float" office:value="0.365108661163968" calcext:value-type="float">
            <text:p>0.365108661163968</text:p>
          </table:table-cell>
          <table:table-cell office:value-type="float" office:value="491326" calcext:value-type="float">
            <text:p>491326</text:p>
          </table:table-cell>
          <table:table-cell office:value-type="float" office:value="179981" calcext:value-type="float">
            <text:p>179981</text:p>
          </table:table-cell>
          <table:table-cell office:value-type="float" office:value="671307" calcext:value-type="float">
            <text:p>671307</text:p>
          </table:table-cell>
          <table:table-cell office:value-type="float" office:value="2451" calcext:value-type="float">
            <text:p>2451</text:p>
          </table:table-cell>
          <table:table-cell office:value-type="float" office:value="304" calcext:value-type="float">
            <text:p>304</text:p>
          </table:table-cell>
          <table:table-cell office:value-type="float" office:value="982652" calcext:value-type="float">
            <text:p>982652</text:p>
          </table:table-cell>
          <table:table-cell office:value-type="float" office:value="719924" calcext:value-type="float">
            <text:p>719924</text:p>
          </table:table-cell>
          <table:table-cell office:value-type="float" office:value="1702576" calcext:value-type="float">
            <text:p>1702576</text:p>
          </table:table-cell>
          <table:table-cell office:value-type="float" office:value="19608" calcext:value-type="float">
            <text:p>19608</text:p>
          </table:table-cell>
          <table:table-cell office:value-type="float" office:value="4864" calcext:value-type="float">
            <text:p>4864</text:p>
          </table:table-cell>
          <table:table-cell office:value-type="float" office:value="24472" calcext:value-type="float">
            <text:p>24472</text:p>
          </table:table-cell>
          <table:table-cell/>
          <table:table-cell office:value-type="float" office:value="8192" calcext:value-type="float">
            <text:p>8192</text:p>
          </table:table-cell>
          <table:table-cell table:style-name="ce1" office:value-type="float" office:value="0.1005501209" calcext:value-type="float">
            <text:p>0.1005501209</text:p>
          </table:table-cell>
          <table:table-cell table:style-name="ce1" office:value-type="float" office:value="0.07463053417" calcext:value-type="float">
            <text:p>0.07463053417</text:p>
          </table:table-cell>
          <table:table-cell table:style-name="ce1" office:value-type="float" office:value="0.03485737524" calcext:value-type="float">
            <text:p>0.03485737524</text:p>
          </table:table-cell>
          <table:table-cell table:style-name="ce1" office:value-type="float" office:value="0.02204654502" calcext:value-type="float">
            <text:p>0.02204654502</text:p>
          </table:table-cell>
        </table:table-row>
        <table:table-row table:style-name="ro1">
          <table:table-cell office:value-type="string" calcext:value-type="string">
            <text:p>wb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105" calcext:value-type="float">
            <text:p>1105</text:p>
          </table:table-cell>
          <table:table-cell office:value-type="float" office:value="670202" calcext:value-type="float">
            <text:p>670202</text:p>
          </table:table-cell>
          <table:table-cell table:formula="of:=([.D9]/([.D9]+[.E9]))*100" office:value-type="float" office:value="0.164604271964988" calcext:value-type="float">
            <text:p>0.164604271964988</text:p>
          </table:table-cell>
          <table:table-cell office:value-type="float" office:value="491326" calcext:value-type="float">
            <text:p>491326</text:p>
          </table:table-cell>
          <table:table-cell office:value-type="float" office:value="179981" calcext:value-type="float">
            <text:p>179981</text:p>
          </table:table-cell>
          <table:table-cell office:value-type="float" office:value="671307" calcext:value-type="float">
            <text:p>671307</text:p>
          </table:table-cell>
          <table:table-cell office:value-type="float" office:value="1105" calcext:value-type="float">
            <text:p>1105</text:p>
          </table:table-cell>
          <table:table-cell office:value-type="float" office:value="73" calcext:value-type="float">
            <text:p>73</text:p>
          </table:table-cell>
          <table:table-cell office:value-type="float" office:value="982652" calcext:value-type="float">
            <text:p>982652</text:p>
          </table:table-cell>
          <table:table-cell office:value-type="float" office:value="719924" calcext:value-type="float">
            <text:p>719924</text:p>
          </table:table-cell>
          <table:table-cell office:value-type="float" office:value="1702576" calcext:value-type="float">
            <text:p>1702576</text:p>
          </table:table-cell>
          <table:table-cell office:value-type="float" office:value="8840" calcext:value-type="float">
            <text:p>8840</text:p>
          </table:table-cell>
          <table:table-cell office:value-type="float" office:value="1168" calcext:value-type="float">
            <text:p>1168</text:p>
          </table:table-cell>
          <table:table-cell office:value-type="float" office:value="10008" calcext:value-type="float">
            <text:p>10008</text:p>
          </table:table-cell>
          <table:table-cell/>
          <table:table-cell office:value-type="float" office:value="16384" calcext:value-type="float">
            <text:p>16384</text:p>
          </table:table-cell>
          <table:table-cell table:style-name="ce1" office:value-type="float" office:value="0.07939735471" calcext:value-type="float">
            <text:p>0.07939735471</text:p>
          </table:table-cell>
          <table:table-cell table:style-name="ce1" office:value-type="float" office:value="0.03724078551" calcext:value-type="float">
            <text:p>0.03724078551</text:p>
          </table:table-cell>
          <table:table-cell table:number-columns-repeated="2" table:style-name="ce1" office:value-type="float" office:value="0.0131087565" calcext:value-type="float">
            <text:p>0.0131087565</text:p>
          </table:table-cell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883" calcext:value-type="float">
            <text:p>883</text:p>
          </table:table-cell>
          <table:table-cell office:value-type="float" office:value="670424" calcext:value-type="float">
            <text:p>670424</text:p>
          </table:table-cell>
          <table:table-cell table:formula="of:=([.D10]/([.D10]+[.E10]))*100" office:value-type="float" office:value="0.13153445442994" calcext:value-type="float">
            <text:p>0.13153445442994</text:p>
          </table:table-cell>
          <table:table-cell office:value-type="float" office:value="491326" calcext:value-type="float">
            <text:p>491326</text:p>
          </table:table-cell>
          <table:table-cell office:value-type="float" office:value="179981" calcext:value-type="float">
            <text:p>179981</text:p>
          </table:table-cell>
          <table:table-cell office:value-type="float" office:value="671307" calcext:value-type="float">
            <text:p>671307</text:p>
          </table:table-cell>
          <table:table-cell office:value-type="float" office:value="883" calcext:value-type="float">
            <text:p>883</text:p>
          </table:table-cell>
          <table:table-cell office:value-type="float" office:value="201" calcext:value-type="float">
            <text:p>201</text:p>
          </table:table-cell>
          <table:table-cell office:value-type="float" office:value="982652" calcext:value-type="float">
            <text:p>982652</text:p>
          </table:table-cell>
          <table:table-cell office:value-type="float" office:value="719924" calcext:value-type="float">
            <text:p>719924</text:p>
          </table:table-cell>
          <table:table-cell office:value-type="float" office:value="1702576" calcext:value-type="float">
            <text:p>1702576</text:p>
          </table:table-cell>
          <table:table-cell office:value-type="float" office:value="7064" calcext:value-type="float">
            <text:p>7064</text:p>
          </table:table-cell>
          <table:table-cell office:value-type="float" office:value="3216" calcext:value-type="float">
            <text:p>3216</text:p>
          </table:table-cell>
          <table:table-cell office:value-type="float" office:value="10280" calcext:value-type="float">
            <text:p>102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732" calcext:value-type="float">
            <text:p>732</text:p>
          </table:table-cell>
          <table:table-cell office:value-type="float" office:value="670575" calcext:value-type="float">
            <text:p>670575</text:p>
          </table:table-cell>
          <table:table-cell table:formula="of:=([.D11]/([.D11]+[.E11]))*100" office:value-type="float" office:value="0.109041019980426" calcext:value-type="float">
            <text:p>0.109041019980426</text:p>
          </table:table-cell>
          <table:table-cell office:value-type="float" office:value="491326" calcext:value-type="float">
            <text:p>491326</text:p>
          </table:table-cell>
          <table:table-cell office:value-type="float" office:value="179981" calcext:value-type="float">
            <text:p>179981</text:p>
          </table:table-cell>
          <table:table-cell office:value-type="float" office:value="671307" calcext:value-type="float">
            <text:p>671307</text:p>
          </table:table-cell>
          <table:table-cell office:value-type="float" office:value="732" calcext:value-type="float">
            <text:p>732</text:p>
          </table:table-cell>
          <table:table-cell office:value-type="float" office:value="243" calcext:value-type="float">
            <text:p>243</text:p>
          </table:table-cell>
          <table:table-cell office:value-type="float" office:value="982652" calcext:value-type="float">
            <text:p>982652</text:p>
          </table:table-cell>
          <table:table-cell office:value-type="float" office:value="719924" calcext:value-type="float">
            <text:p>719924</text:p>
          </table:table-cell>
          <table:table-cell office:value-type="float" office:value="1702576" calcext:value-type="float">
            <text:p>1702576</text:p>
          </table:table-cell>
          <table:table-cell office:value-type="float" office:value="5856" calcext:value-type="float">
            <text:p>5856</text:p>
          </table:table-cell>
          <table:table-cell office:value-type="float" office:value="3888" calcext:value-type="float">
            <text:p>3888</text:p>
          </table:table-cell>
          <table:table-cell office:value-type="float" office:value="9744" calcext:value-type="float">
            <text:p>97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501" calcext:value-type="float">
            <text:p>501</text:p>
          </table:table-cell>
          <table:table-cell office:value-type="float" office:value="670806" calcext:value-type="float">
            <text:p>670806</text:p>
          </table:table-cell>
          <table:table-cell table:formula="of:=([.D12]/([.D12]+[.E12]))*100" office:value-type="float" office:value="0.0746305341669311" calcext:value-type="float">
            <text:p>0.074630534166931</text:p>
          </table:table-cell>
          <table:table-cell office:value-type="float" office:value="491326" calcext:value-type="float">
            <text:p>491326</text:p>
          </table:table-cell>
          <table:table-cell office:value-type="float" office:value="179981" calcext:value-type="float">
            <text:p>179981</text:p>
          </table:table-cell>
          <table:table-cell office:value-type="float" office:value="671307" calcext:value-type="float">
            <text:p>671307</text:p>
          </table:table-cell>
          <table:table-cell office:value-type="float" office:value="501" calcext:value-type="float">
            <text:p>501</text:p>
          </table:table-cell>
          <table:table-cell office:value-type="float" office:value="139" calcext:value-type="float">
            <text:p>139</text:p>
          </table:table-cell>
          <table:table-cell office:value-type="float" office:value="982652" calcext:value-type="float">
            <text:p>982652</text:p>
          </table:table-cell>
          <table:table-cell office:value-type="float" office:value="719924" calcext:value-type="float">
            <text:p>719924</text:p>
          </table:table-cell>
          <table:table-cell office:value-type="float" office:value="1702576" calcext:value-type="float">
            <text:p>1702576</text:p>
          </table:table-cell>
          <table:table-cell office:value-type="float" office:value="4008" calcext:value-type="float">
            <text:p>4008</text:p>
          </table:table-cell>
          <table:table-cell office:value-type="float" office:value="2224" calcext:value-type="float">
            <text:p>2224</text:p>
          </table:table-cell>
          <table:table-cell office:value-type="float" office:value="6232" calcext:value-type="float">
            <text:p>62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250" calcext:value-type="float">
            <text:p>250</text:p>
          </table:table-cell>
          <table:table-cell office:value-type="float" office:value="671057" calcext:value-type="float">
            <text:p>671057</text:p>
          </table:table-cell>
          <table:table-cell table:formula="of:=([.D13]/([.D13]+[.E13]))*100" office:value-type="float" office:value="0.0372407855124407" calcext:value-type="float">
            <text:p>0.037240785512441</text:p>
          </table:table-cell>
          <table:table-cell office:value-type="float" office:value="491326" calcext:value-type="float">
            <text:p>491326</text:p>
          </table:table-cell>
          <table:table-cell office:value-type="float" office:value="179981" calcext:value-type="float">
            <text:p>179981</text:p>
          </table:table-cell>
          <table:table-cell office:value-type="float" office:value="671307" calcext:value-type="float">
            <text:p>671307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982652" calcext:value-type="float">
            <text:p>982652</text:p>
          </table:table-cell>
          <table:table-cell office:value-type="float" office:value="719924" calcext:value-type="float">
            <text:p>719924</text:p>
          </table:table-cell>
          <table:table-cell office:value-type="float" office:value="1702576" calcext:value-type="float">
            <text:p>1702576</text:p>
          </table:table-cell>
          <table:table-cell office:value-type="float" office:value="2000" calcext:value-type="float">
            <text:p>2000</text:p>
          </table:table-cell>
          <table:table-cell office:value-type="float" office:value="64" calcext:value-type="float">
            <text:p>64</text:p>
          </table:table-cell>
          <table:table-cell office:value-type="float" office:value="2064" calcext:value-type="float">
            <text:p>2064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1751" calcext:value-type="float">
            <text:p>1751</text:p>
          </table:table-cell>
          <table:table-cell office:value-type="float" office:value="669556" calcext:value-type="float">
            <text:p>669556</text:p>
          </table:table-cell>
          <table:table-cell table:formula="of:=([.D15]/([.D15]+[.E15]))*100" office:value-type="float" office:value="0.260834461729134" calcext:value-type="float">
            <text:p>0.260834461729134</text:p>
          </table:table-cell>
          <table:table-cell office:value-type="float" office:value="491326" calcext:value-type="float">
            <text:p>491326</text:p>
          </table:table-cell>
          <table:table-cell office:value-type="float" office:value="179981" calcext:value-type="float">
            <text:p>179981</text:p>
          </table:table-cell>
          <table:table-cell office:value-type="float" office:value="671307" calcext:value-type="float">
            <text:p>671307</text:p>
          </table:table-cell>
          <table:table-cell office:value-type="float" office:value="1751" calcext:value-type="float">
            <text:p>1751</text:p>
          </table:table-cell>
          <table:table-cell office:value-type="float" office:value="81" calcext:value-type="float">
            <text:p>81</text:p>
          </table:table-cell>
          <table:table-cell office:value-type="float" office:value="982652" calcext:value-type="float">
            <text:p>982652</text:p>
          </table:table-cell>
          <table:table-cell office:value-type="float" office:value="719924" calcext:value-type="float">
            <text:p>719924</text:p>
          </table:table-cell>
          <table:table-cell office:value-type="float" office:value="1702576" calcext:value-type="float">
            <text:p>1702576</text:p>
          </table:table-cell>
          <table:table-cell office:value-type="float" office:value="14008" calcext:value-type="float">
            <text:p>14008</text:p>
          </table:table-cell>
          <table:table-cell office:value-type="float" office:value="1296" calcext:value-type="float">
            <text:p>1296</text:p>
          </table:table-cell>
          <table:table-cell office:value-type="float" office:value="15304" calcext:value-type="float">
            <text:p>153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1067" calcext:value-type="float">
            <text:p>1067</text:p>
          </table:table-cell>
          <table:table-cell office:value-type="float" office:value="670240" calcext:value-type="float">
            <text:p>670240</text:p>
          </table:table-cell>
          <table:table-cell table:formula="of:=([.D16]/([.D16]+[.E16]))*100" office:value-type="float" office:value="0.158943672567097" calcext:value-type="float">
            <text:p>0.158943672567097</text:p>
          </table:table-cell>
          <table:table-cell office:value-type="float" office:value="491326" calcext:value-type="float">
            <text:p>491326</text:p>
          </table:table-cell>
          <table:table-cell office:value-type="float" office:value="179981" calcext:value-type="float">
            <text:p>179981</text:p>
          </table:table-cell>
          <table:table-cell office:value-type="float" office:value="671307" calcext:value-type="float">
            <text:p>671307</text:p>
          </table:table-cell>
          <table:table-cell office:value-type="float" office:value="1067" calcext:value-type="float">
            <text:p>1067</text:p>
          </table:table-cell>
          <table:table-cell office:value-type="float" office:value="58" calcext:value-type="float">
            <text:p>58</text:p>
          </table:table-cell>
          <table:table-cell office:value-type="float" office:value="982652" calcext:value-type="float">
            <text:p>982652</text:p>
          </table:table-cell>
          <table:table-cell office:value-type="float" office:value="719924" calcext:value-type="float">
            <text:p>719924</text:p>
          </table:table-cell>
          <table:table-cell office:value-type="float" office:value="1702576" calcext:value-type="float">
            <text:p>1702576</text:p>
          </table:table-cell>
          <table:table-cell office:value-type="float" office:value="8536" calcext:value-type="float">
            <text:p>8536</text:p>
          </table:table-cell>
          <table:table-cell office:value-type="float" office:value="928" calcext:value-type="float">
            <text:p>928</text:p>
          </table:table-cell>
          <table:table-cell office:value-type="float" office:value="9464" calcext:value-type="float">
            <text:p>94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815" calcext:value-type="float">
            <text:p>815</text:p>
          </table:table-cell>
          <table:table-cell office:value-type="float" office:value="670492" calcext:value-type="float">
            <text:p>670492</text:p>
          </table:table-cell>
          <table:table-cell table:formula="of:=([.D17]/([.D17]+[.E17]))*100" office:value-type="float" office:value="0.121404960770557" calcext:value-type="float">
            <text:p>0.121404960770557</text:p>
          </table:table-cell>
          <table:table-cell office:value-type="float" office:value="491326" calcext:value-type="float">
            <text:p>491326</text:p>
          </table:table-cell>
          <table:table-cell office:value-type="float" office:value="179981" calcext:value-type="float">
            <text:p>179981</text:p>
          </table:table-cell>
          <table:table-cell office:value-type="float" office:value="671307" calcext:value-type="float">
            <text:p>671307</text:p>
          </table:table-cell>
          <table:table-cell office:value-type="float" office:value="815" calcext:value-type="float">
            <text:p>815</text:p>
          </table:table-cell>
          <table:table-cell office:value-type="float" office:value="169" calcext:value-type="float">
            <text:p>169</text:p>
          </table:table-cell>
          <table:table-cell office:value-type="float" office:value="982652" calcext:value-type="float">
            <text:p>982652</text:p>
          </table:table-cell>
          <table:table-cell office:value-type="float" office:value="719924" calcext:value-type="float">
            <text:p>719924</text:p>
          </table:table-cell>
          <table:table-cell office:value-type="float" office:value="1702576" calcext:value-type="float">
            <text:p>1702576</text:p>
          </table:table-cell>
          <table:table-cell office:value-type="float" office:value="6520" calcext:value-type="float">
            <text:p>6520</text:p>
          </table:table-cell>
          <table:table-cell office:value-type="float" office:value="2704" calcext:value-type="float">
            <text:p>2704</text:p>
          </table:table-cell>
          <table:table-cell office:value-type="float" office:value="9224" calcext:value-type="float">
            <text:p>9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569" calcext:value-type="float">
            <text:p>569</text:p>
          </table:table-cell>
          <table:table-cell office:value-type="float" office:value="670738" calcext:value-type="float">
            <text:p>670738</text:p>
          </table:table-cell>
          <table:table-cell table:formula="of:=([.D18]/([.D18]+[.E18]))*100" office:value-type="float" office:value="0.0847600278263149" calcext:value-type="float">
            <text:p>0.084760027826315</text:p>
          </table:table-cell>
          <table:table-cell office:value-type="float" office:value="491326" calcext:value-type="float">
            <text:p>491326</text:p>
          </table:table-cell>
          <table:table-cell office:value-type="float" office:value="179981" calcext:value-type="float">
            <text:p>179981</text:p>
          </table:table-cell>
          <table:table-cell office:value-type="float" office:value="671307" calcext:value-type="float">
            <text:p>671307</text:p>
          </table:table-cell>
          <table:table-cell office:value-type="float" office:value="569" calcext:value-type="float">
            <text:p>569</text:p>
          </table:table-cell>
          <table:table-cell office:value-type="float" office:value="141" calcext:value-type="float">
            <text:p>141</text:p>
          </table:table-cell>
          <table:table-cell office:value-type="float" office:value="982652" calcext:value-type="float">
            <text:p>982652</text:p>
          </table:table-cell>
          <table:table-cell office:value-type="float" office:value="719924" calcext:value-type="float">
            <text:p>719924</text:p>
          </table:table-cell>
          <table:table-cell office:value-type="float" office:value="1702576" calcext:value-type="float">
            <text:p>1702576</text:p>
          </table:table-cell>
          <table:table-cell office:value-type="float" office:value="4552" calcext:value-type="float">
            <text:p>4552</text:p>
          </table:table-cell>
          <table:table-cell office:value-type="float" office:value="2256" calcext:value-type="float">
            <text:p>2256</text:p>
          </table:table-cell>
          <table:table-cell office:value-type="float" office:value="6808" calcext:value-type="float">
            <text:p>68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  <table:table-cell office:value-type="float" office:value="234" calcext:value-type="float">
            <text:p>234</text:p>
          </table:table-cell>
          <table:table-cell office:value-type="float" office:value="671073" calcext:value-type="float">
            <text:p>671073</text:p>
          </table:table-cell>
          <table:table-cell table:formula="of:=([.D19]/([.D19]+[.E19]))*100" office:value-type="float" office:value="0.0348573752396444" calcext:value-type="float">
            <text:p>0.034857375239645</text:p>
          </table:table-cell>
          <table:table-cell office:value-type="float" office:value="491326" calcext:value-type="float">
            <text:p>491326</text:p>
          </table:table-cell>
          <table:table-cell office:value-type="float" office:value="179981" calcext:value-type="float">
            <text:p>179981</text:p>
          </table:table-cell>
          <table:table-cell office:value-type="float" office:value="671307" calcext:value-type="float">
            <text:p>671307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982652" calcext:value-type="float">
            <text:p>982652</text:p>
          </table:table-cell>
          <table:table-cell office:value-type="float" office:value="719924" calcext:value-type="float">
            <text:p>719924</text:p>
          </table:table-cell>
          <table:table-cell office:value-type="float" office:value="1702576" calcext:value-type="float">
            <text:p>1702576</text:p>
          </table:table-cell>
          <table:table-cell office:value-type="float" office:value="1872" calcext:value-type="float">
            <text:p>1872</text:p>
          </table:table-cell>
          <table:table-cell office:value-type="float" office:value="48" calcext:value-type="float">
            <text:p>48</text:p>
          </table:table-cell>
          <table:table-cell office:value-type="float" office:value="1920" calcext:value-type="float">
            <text:p>19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16384" calcext:value-type="float">
            <text:p>16384</text:p>
          </table:table-cell>
          <table:table-cell office:value-type="float" office:value="88" calcext:value-type="float">
            <text:p>88</text:p>
          </table:table-cell>
          <table:table-cell office:value-type="float" office:value="671219" calcext:value-type="float">
            <text:p>671219</text:p>
          </table:table-cell>
          <table:table-cell table:formula="of:=([.D20]/([.D20]+[.E20]))*100" office:value-type="float" office:value="0.0131087565003791" calcext:value-type="float">
            <text:p>0.013108756500379</text:p>
          </table:table-cell>
          <table:table-cell office:value-type="float" office:value="491326" calcext:value-type="float">
            <text:p>491326</text:p>
          </table:table-cell>
          <table:table-cell office:value-type="float" office:value="179981" calcext:value-type="float">
            <text:p>179981</text:p>
          </table:table-cell>
          <table:table-cell office:value-type="float" office:value="671307" calcext:value-type="float">
            <text:p>67130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982652" calcext:value-type="float">
            <text:p>982652</text:p>
          </table:table-cell>
          <table:table-cell office:value-type="float" office:value="719924" calcext:value-type="float">
            <text:p>719924</text:p>
          </table:table-cell>
          <table:table-cell office:value-type="float" office:value="1702576" calcext:value-type="float">
            <text:p>1702576</text:p>
          </table:table-cell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1723" calcext:value-type="float">
            <text:p>1723</text:p>
          </table:table-cell>
          <table:table-cell office:value-type="float" office:value="669584" calcext:value-type="float">
            <text:p>669584</text:p>
          </table:table-cell>
          <table:table-cell table:formula="of:=([.D22]/([.D22]+[.E22]))*100" office:value-type="float" office:value="0.256663493751741" calcext:value-type="float">
            <text:p>0.256663493751741</text:p>
          </table:table-cell>
          <table:table-cell office:value-type="float" office:value="491326" calcext:value-type="float">
            <text:p>491326</text:p>
          </table:table-cell>
          <table:table-cell office:value-type="float" office:value="179981" calcext:value-type="float">
            <text:p>179981</text:p>
          </table:table-cell>
          <table:table-cell office:value-type="float" office:value="671307" calcext:value-type="float">
            <text:p>671307</text:p>
          </table:table-cell>
          <table:table-cell office:value-type="float" office:value="1723" calcext:value-type="float">
            <text:p>1723</text:p>
          </table:table-cell>
          <table:table-cell office:value-type="float" office:value="65" calcext:value-type="float">
            <text:p>65</text:p>
          </table:table-cell>
          <table:table-cell office:value-type="float" office:value="982652" calcext:value-type="float">
            <text:p>982652</text:p>
          </table:table-cell>
          <table:table-cell office:value-type="float" office:value="719924" calcext:value-type="float">
            <text:p>719924</text:p>
          </table:table-cell>
          <table:table-cell office:value-type="float" office:value="1702576" calcext:value-type="float">
            <text:p>1702576</text:p>
          </table:table-cell>
          <table:table-cell office:value-type="float" office:value="13784" calcext:value-type="float">
            <text:p>13784</text:p>
          </table:table-cell>
          <table:table-cell office:value-type="float" office:value="1040" calcext:value-type="float">
            <text:p>1040</text:p>
          </table:table-cell>
          <table:table-cell office:value-type="float" office:value="14824" calcext:value-type="float">
            <text:p>148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996" calcext:value-type="float">
            <text:p>996</text:p>
          </table:table-cell>
          <table:table-cell office:value-type="float" office:value="670311" calcext:value-type="float">
            <text:p>670311</text:p>
          </table:table-cell>
          <table:table-cell table:formula="of:=([.D23]/([.D23]+[.E23]))*100" office:value-type="float" office:value="0.148367289481564" calcext:value-type="float">
            <text:p>0.148367289481564</text:p>
          </table:table-cell>
          <table:table-cell office:value-type="float" office:value="491326" calcext:value-type="float">
            <text:p>491326</text:p>
          </table:table-cell>
          <table:table-cell office:value-type="float" office:value="179981" calcext:value-type="float">
            <text:p>179981</text:p>
          </table:table-cell>
          <table:table-cell office:value-type="float" office:value="671307" calcext:value-type="float">
            <text:p>671307</text:p>
          </table:table-cell>
          <table:table-cell office:value-type="float" office:value="996" calcext:value-type="float">
            <text:p>996</text:p>
          </table:table-cell>
          <table:table-cell office:value-type="float" office:value="44" calcext:value-type="float">
            <text:p>44</text:p>
          </table:table-cell>
          <table:table-cell office:value-type="float" office:value="982652" calcext:value-type="float">
            <text:p>982652</text:p>
          </table:table-cell>
          <table:table-cell office:value-type="float" office:value="719924" calcext:value-type="float">
            <text:p>719924</text:p>
          </table:table-cell>
          <table:table-cell office:value-type="float" office:value="1702576" calcext:value-type="float">
            <text:p>1702576</text:p>
          </table:table-cell>
          <table:table-cell office:value-type="float" office:value="7968" calcext:value-type="float">
            <text:p>7968</text:p>
          </table:table-cell>
          <table:table-cell office:value-type="float" office:value="704" calcext:value-type="float">
            <text:p>704</text:p>
          </table:table-cell>
          <table:table-cell office:value-type="float" office:value="8672" calcext:value-type="float">
            <text:p>86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735" calcext:value-type="float">
            <text:p>735</text:p>
          </table:table-cell>
          <table:table-cell office:value-type="float" office:value="670572" calcext:value-type="float">
            <text:p>670572</text:p>
          </table:table-cell>
          <table:table-cell table:formula="of:=([.D24]/([.D24]+[.E24]))*100" office:value-type="float" office:value="0.109487909406576" calcext:value-type="float">
            <text:p>0.109487909406576</text:p>
          </table:table-cell>
          <table:table-cell office:value-type="float" office:value="491326" calcext:value-type="float">
            <text:p>491326</text:p>
          </table:table-cell>
          <table:table-cell office:value-type="float" office:value="179981" calcext:value-type="float">
            <text:p>179981</text:p>
          </table:table-cell>
          <table:table-cell office:value-type="float" office:value="671307" calcext:value-type="float">
            <text:p>671307</text:p>
          </table:table-cell>
          <table:table-cell office:value-type="float" office:value="735" calcext:value-type="float">
            <text:p>735</text:p>
          </table:table-cell>
          <table:table-cell office:value-type="float" office:value="139" calcext:value-type="float">
            <text:p>139</text:p>
          </table:table-cell>
          <table:table-cell office:value-type="float" office:value="982652" calcext:value-type="float">
            <text:p>982652</text:p>
          </table:table-cell>
          <table:table-cell office:value-type="float" office:value="719924" calcext:value-type="float">
            <text:p>719924</text:p>
          </table:table-cell>
          <table:table-cell office:value-type="float" office:value="1702576" calcext:value-type="float">
            <text:p>1702576</text:p>
          </table:table-cell>
          <table:table-cell office:value-type="float" office:value="5880" calcext:value-type="float">
            <text:p>5880</text:p>
          </table:table-cell>
          <table:table-cell office:value-type="float" office:value="2224" calcext:value-type="float">
            <text:p>2224</text:p>
          </table:table-cell>
          <table:table-cell office:value-type="float" office:value="8104" calcext:value-type="float">
            <text:p>81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302" calcext:value-type="float">
            <text:p>302</text:p>
          </table:table-cell>
          <table:table-cell office:value-type="float" office:value="671005" calcext:value-type="float">
            <text:p>671005</text:p>
          </table:table-cell>
          <table:table-cell table:formula="of:=([.D25]/([.D25]+[.E25]))*100" office:value-type="float" office:value="0.0449868688990283" calcext:value-type="float">
            <text:p>0.044986868899028</text:p>
          </table:table-cell>
          <table:table-cell office:value-type="float" office:value="491326" calcext:value-type="float">
            <text:p>491326</text:p>
          </table:table-cell>
          <table:table-cell office:value-type="float" office:value="179981" calcext:value-type="float">
            <text:p>179981</text:p>
          </table:table-cell>
          <table:table-cell office:value-type="float" office:value="671307" calcext:value-type="float">
            <text:p>671307</text:p>
          </table:table-cell>
          <table:table-cell office:value-type="float" office:value="302" calcext:value-type="float">
            <text:p>302</text:p>
          </table:table-cell>
          <table:table-cell office:value-type="float" office:value="4" calcext:value-type="float">
            <text:p>4</text:p>
          </table:table-cell>
          <table:table-cell office:value-type="float" office:value="982652" calcext:value-type="float">
            <text:p>982652</text:p>
          </table:table-cell>
          <table:table-cell office:value-type="float" office:value="719924" calcext:value-type="float">
            <text:p>719924</text:p>
          </table:table-cell>
          <table:table-cell office:value-type="float" office:value="1702576" calcext:value-type="float">
            <text:p>1702576</text:p>
          </table:table-cell>
          <table:table-cell office:value-type="float" office:value="2416" calcext:value-type="float">
            <text:p>2416</text:p>
          </table:table-cell>
          <table:table-cell office:value-type="float" office:value="64" calcext:value-type="float">
            <text:p>64</text:p>
          </table:table-cell>
          <table:table-cell office:value-type="float" office:value="2480" calcext:value-type="float">
            <text:p>24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148" calcext:value-type="float">
            <text:p>148</text:p>
          </table:table-cell>
          <table:table-cell office:value-type="float" office:value="671159" calcext:value-type="float">
            <text:p>671159</text:p>
          </table:table-cell>
          <table:table-cell table:formula="of:=([.D26]/([.D26]+[.E26]))*100" office:value-type="float" office:value="0.0220465450233649" calcext:value-type="float">
            <text:p>0.022046545023365</text:p>
          </table:table-cell>
          <table:table-cell office:value-type="float" office:value="491326" calcext:value-type="float">
            <text:p>491326</text:p>
          </table:table-cell>
          <table:table-cell office:value-type="float" office:value="179981" calcext:value-type="float">
            <text:p>179981</text:p>
          </table:table-cell>
          <table:table-cell office:value-type="float" office:value="671307" calcext:value-type="float">
            <text:p>671307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982652" calcext:value-type="float">
            <text:p>982652</text:p>
          </table:table-cell>
          <table:table-cell office:value-type="float" office:value="719924" calcext:value-type="float">
            <text:p>719924</text:p>
          </table:table-cell>
          <table:table-cell office:value-type="float" office:value="1702576" calcext:value-type="float">
            <text:p>1702576</text:p>
          </table:table-cell>
          <table:table-cell office:value-type="float" office:value="1184" calcext:value-type="float">
            <text:p>1184</text:p>
          </table:table-cell>
          <table:table-cell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88" calcext:value-type="float">
            <text:p>88</text:p>
          </table:table-cell>
          <table:table-cell office:value-type="float" office:value="671219" calcext:value-type="float">
            <text:p>671219</text:p>
          </table:table-cell>
          <table:table-cell table:formula="of:=([.D27]/([.D27]+[.E27]))*100" office:value-type="float" office:value="0.0131087565003791" calcext:value-type="float">
            <text:p>0.013108756500379</text:p>
          </table:table-cell>
          <table:table-cell office:value-type="float" office:value="491326" calcext:value-type="float">
            <text:p>491326</text:p>
          </table:table-cell>
          <table:table-cell office:value-type="float" office:value="179981" calcext:value-type="float">
            <text:p>179981</text:p>
          </table:table-cell>
          <table:table-cell office:value-type="float" office:value="671307" calcext:value-type="float">
            <text:p>67130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982652" calcext:value-type="float">
            <text:p>982652</text:p>
          </table:table-cell>
          <table:table-cell office:value-type="float" office:value="719924" calcext:value-type="float">
            <text:p>719924</text:p>
          </table:table-cell>
          <table:table-cell office:value-type="float" office:value="1702576" calcext:value-type="float">
            <text:p>1702576</text:p>
          </table:table-cell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21:31:50.632063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15T21:33:38.300994584</dc:date>
    <meta:editing-duration>PT3M37S</meta:editing-duration>
    <meta:editing-cycles>2</meta:editing-cycles>
    <meta:generator>LibreOffice/6.4.2.2$Linux_X86_64 LibreOffice_project/40$Build-2</meta:generator>
    <meta:document-statistic meta:table-count="1" meta:cell-count="442" meta:object-count="1"/>
  </office:meta>
</office:document-meta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9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751cm" svg:height="7.173cm" xlink:href=".." xlink:type="simple" chart:class="chart:line" chart:style-name="ch1">
        <chart:title svg:x="0.418cm" svg:y="0.278cm" chart:style-name="ch2">
          <text:p>Impact of varying Block Size and Cache size with write back mode on the miss rate
                                        ( Merged arrays experiment)</text:p>
        </chart:title>
        <chart:legend chart:legend-position="end" svg:x="9.581cm" svg:y="2.54cm" style:legend-expansion="high" chart:style-name="ch3"/>
        <chart:plot-area chart:style-name="ch4" table:cell-range-address="output_file.S3:output_file.W9" chart:data-source-has-labels="both" svg:x="1.266cm" svg:y="1.352cm" svg:width="8.06cm" svg:height="4.697cm">
          <chartooo:coordinate-region svg:x="1.993cm" svg:y="1.551cm" svg:width="6.869cm" svg:height="3.851cm"/>
          <chart:axis chart:dimension="x" chart:name="primary-x" chart:style-name="ch5" chartooo:axis-type="auto">
            <chartooo:date-scale/>
            <chart:title svg:x="4.075cm" svg:y="6.192cm" chart:style-name="ch6">
              <text:p>Block Size (Bits)</text:p>
            </chart:title>
            <chart:categories table:cell-range-address="output_file.S4:output_file.S9"/>
          </chart:axis>
          <chart:axis chart:dimension="y" chart:name="primary-y" chart:style-name="ch5">
            <chart:title svg:x="0.451cm" svg:y="5.451cm" chart:style-name="ch7">
              <text:p>Miss Rate (Percentage)</text:p>
            </chart:title>
            <chart:grid chart:style-name="ch8" chart:class="major"/>
          </chart:axis>
          <chart:series chart:style-name="ch9" chart:values-cell-range-address="output_file.T4:output_file.T9" chart:label-cell-address="output_file.T3:output_file.T3" chart:class="chart:line">
            <chart:data-point chart:repeated="6"/>
          </chart:series>
          <chart:series chart:style-name="ch10" chart:values-cell-range-address="output_file.U4:output_file.U9" chart:label-cell-address="output_file.U3:output_file.U3" chart:class="chart:line">
            <chart:data-point chart:repeated="6"/>
          </chart:series>
          <chart:series chart:style-name="ch11" chart:values-cell-range-address="output_file.V4:output_file.V9" chart:label-cell-address="output_file.V3:output_file.V3" chart:class="chart:line">
            <chart:data-point chart:repeated="6"/>
          </chart:series>
          <chart:series chart:style-name="ch12" chart:values-cell-range-address="output_file.W4:output_file.W9" chart:label-cell-address="output_file.W3:output_file.W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 Cache</text:p>
                <draw:g>
                  <svg:desc>output_file.T3:output_file.T3</svg:desc>
                </draw:g>
              </table:table-cell>
              <table:table-cell office:value-type="string">
                <text:p>1024 Cache</text:p>
                <draw:g>
                  <svg:desc>output_file.U3:output_file.U3</svg:desc>
                </draw:g>
              </table:table-cell>
              <table:table-cell office:value-type="string">
                <text:p>2048 Cache</text:p>
                <draw:g>
                  <svg:desc>output_file.V3:output_file.V3</svg:desc>
                </draw:g>
              </table:table-cell>
              <table:table-cell office:value-type="string">
                <text:p>4096 Cache</text:p>
                <draw:g>
                  <svg:desc>output_file.W3:output_file.W3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output_file.S4:output_file.S9</svg:desc>
                </draw:g>
              </table:table-cell>
              <table:table-cell office:value-type="float" office:value="0.6286244594">
                <text:p>0.6286244594</text:p>
                <draw:g>
                  <svg:desc>output_file.T4:output_file.T9</svg:desc>
                </draw:g>
              </table:table-cell>
              <table:table-cell office:value-type="float" office:value="0.3651086612">
                <text:p>0.3651086612</text:p>
                <draw:g>
                  <svg:desc>output_file.U4:output_file.U9</svg:desc>
                </draw:g>
              </table:table-cell>
              <table:table-cell office:value-type="float" office:value="0.2608344617">
                <text:p>0.2608344617</text:p>
                <draw:g>
                  <svg:desc>output_file.V4:output_file.V9</svg:desc>
                </draw:g>
              </table:table-cell>
              <table:table-cell office:value-type="float" office:value="0.2566634938">
                <text:p>0.2566634938</text:p>
                <draw:g>
                  <svg:desc>output_file.W4:output_file.W9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2858602696">
                <text:p>0.2858602696</text:p>
              </table:table-cell>
              <table:table-cell office:value-type="float" office:value="0.164604272">
                <text:p>0.164604272</text:p>
              </table:table-cell>
              <table:table-cell office:value-type="float" office:value="0.1589436726">
                <text:p>0.1589436726</text:p>
              </table:table-cell>
              <table:table-cell office:value-type="float" office:value="0.1483672895">
                <text:p>0.1483672895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1397274272">
                <text:p>0.1397274272</text:p>
              </table:table-cell>
              <table:table-cell office:value-type="float" office:value="0.1315344544">
                <text:p>0.1315344544</text:p>
              </table:table-cell>
              <table:table-cell office:value-type="float" office:value="0.1214049608">
                <text:p>0.1214049608</text:p>
              </table:table-cell>
              <table:table-cell office:value-type="float" office:value="0.1094879094">
                <text:p>0.1094879094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1206601451">
                <text:p>0.1206601451</text:p>
              </table:table-cell>
              <table:table-cell office:value-type="float" office:value="0.10904102">
                <text:p>0.10904102</text:p>
              </table:table-cell>
              <table:table-cell office:value-type="float" office:value="0.08476002783">
                <text:p>0.08476002783</text:p>
              </table:table-cell>
              <table:table-cell office:value-type="float" office:value="0.0449868689">
                <text:p>0.0449868689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0.1005501209">
                <text:p>0.1005501209</text:p>
              </table:table-cell>
              <table:table-cell office:value-type="float" office:value="0.07463053417">
                <text:p>0.07463053417</text:p>
              </table:table-cell>
              <table:table-cell office:value-type="float" office:value="0.03485737524">
                <text:p>0.03485737524</text:p>
              </table:table-cell>
              <table:table-cell office:value-type="float" office:value="0.02204654502">
                <text:p>0.02204654502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0.07939735471">
                <text:p>0.07939735471</text:p>
              </table:table-cell>
              <table:table-cell office:value-type="float" office:value="0.03724078551">
                <text:p>0.03724078551</text:p>
              </table:table-cell>
              <table:table-cell office:value-type="float" office:value="0.0131087565">
                <text:p>0.0131087565</text:p>
              </table:table-cell>
              <table:table-cell office:value-type="float" office:value="0.0131087565">
                <text:p>0.01310875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